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4189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0.4091in"/>
    </style:style>
    <style:style style:name="co12" style:family="table-column">
      <style:table-column-properties fo:break-before="auto" style:column-width="2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71"/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5" table:number-columns-repeated="17" table:default-cell-style-name="ce2"/>
        <table:table-column table:style-name="co7" table:number-columns-repeated="2" table:default-cell-style-name="ce2"/>
        <table:table-column table:style-name="co8" table:number-columns-repeated="4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11" table:number-columns-repeated="7" table:default-cell-style-name="ce2"/>
        <table:table-column table:style-name="co3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5" office:value-type="string" calcext:value-type="string">
            <text:p>альфа</text:p>
          </table:table-cell>
          <table:table-cell table:style-name="ce5" office:value-type="string" calcext:value-type="string">
            <text:p>бета</text:p>
          </table:table-cell>
          <table:table-cell table:style-name="ce5" office:value-type="string" calcext:value-type="string">
            <text:p>гамма</text:p>
          </table:table-cell>
          <table:table-cell table:style-name="ce5" office:value-type="string" calcext:value-type="string">
            <text:p>дельта</text:p>
          </table:table-cell>
          <table:table-cell table:style-name="ce5" office:value-type="string" calcext:value-type="string">
            <text:p>эпсилон</text:p>
          </table:table-cell>
          <table:table-cell table:style-name="ce5" office:value-type="string" calcext:value-type="string">
            <text:p>эта</text:p>
          </table:table-cell>
          <table:table-cell table:style-name="ce5" office:value-type="string" calcext:value-type="string">
            <text:p>тета</text:p>
          </table:table-cell>
          <table:table-cell table:style-name="ce5" office:value-type="string" calcext:value-type="string">
            <text:p>йота</text:p>
          </table:table-cell>
          <table:table-cell table:style-name="ce5" office:value-type="string" calcext:value-type="string">
            <text:p>дзета</text:p>
          </table:table-cell>
          <table:table-cell table:style-name="ce5" office:value-type="string" calcext:value-type="string">
            <text:p>лямбда</text:p>
          </table:table-cell>
          <table:table-cell table:style-name="ce5" office:value-type="string" calcext:value-type="string">
            <text:p>мю</text:p>
          </table:table-cell>
          <table:table-cell table:style-name="ce5" office:value-type="string" calcext:value-type="string">
            <text:p>ню</text:p>
          </table:table-cell>
          <table:table-cell table:style-name="ce5" office:value-type="string" calcext:value-type="string">
            <text:p>кси</text:p>
          </table:table-cell>
          <table:table-cell table:style-name="ce5" office:value-type="string" calcext:value-type="string">
            <text:p>омикрон</text:p>
          </table:table-cell>
          <table:table-cell table:style-name="ce5" office:value-type="string" calcext:value-type="string">
            <text:p>пи</text:p>
          </table:table-cell>
          <table:table-cell table:style-name="ce5" office:value-type="string" calcext:value-type="string">
            <text:p>ро</text:p>
          </table:table-cell>
          <table:table-cell table:style-name="ce8" office:value-type="string" calcext:value-type="string">
            <text:p>ипсилон</text:p>
          </table:table-cell>
          <table:table-cell table:style-name="ce8" office:value-type="string" calcext:value-type="string">
            <text:p>каппа</text:p>
          </table:table-cell>
          <table:table-cell table:style-name="ce5" office:value-type="string" calcext:value-type="string">
            <text:p>сигма</text:p>
          </table:table-cell>
          <table:table-cell table:style-name="ce5" office:value-type="string" calcext:value-type="string">
            <text:p>тау</text:p>
          </table:table-cell>
          <table:table-cell table:style-name="ce5" office:value-type="string" calcext:value-type="string">
            <text:p>фи</text:p>
          </table:table-cell>
          <table:table-cell table:style-name="ce5" office:value-type="string" calcext:value-type="string">
            <text:p>хи</text:p>
          </table:table-cell>
          <table:table-cell table:style-name="ce5" office:value-type="string" calcext:value-type="string">
            <text:p>пси</text:p>
          </table:table-cell>
          <table:table-cell table:style-name="ce5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beauty1</text:p>
          </table:table-cell>
          <table:table-cell office:value-type="string" calcext:value-type="string">
            <text:p>beauty2</text:p>
          </table:table-cell>
        </table:table-row>
        <table:table-row table:style-name="ro1">
          <table:table-cell table:style-name="ce14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[3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18" table:formula="of:=[.AA2]+[.AB2]+[.AC2]+[.AD2]+[.AE2]+[.AF2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2.888889" calcext:value-type="float">
            <text:p>2.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 office:value-type="string" calcext:value-type="string">
            <text:p>[3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14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3]+[.AB3]+[.AC3]+[.AD3]+[.AE3]+[.AF3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3]</text:p>
          </table:table-cell>
          <table:table-cell table:style-name="ce16"/>
          <table:table-cell table:number-columns-repeated="2"/>
          <table:table-cell office:value-type="string" calcext:value-type="string">
            <text:p>0:2 [2]</text:p>
          </table:table-cell>
          <table:table-cell table:number-columns-repeated="13"/>
          <table:table-cell office:value-type="string" calcext:value-type="string">
            <text:p>2:0 [1]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4]+[.AB4]+[.AC4]+[.AD4]+[.AE4]+[.AF4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3.375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6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[3]</text:p>
          </table:table-cell>
          <table:table-cell table:number-columns-repeated="4"/>
          <table:table-cell office:value-type="string" calcext:value-type="string">
            <text:p>0:2 [1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5]+[.AB5]+[.AC5]+[.AD5]+[.AE5]+[.AF5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0:2 [2]</text:p>
          </table:table-cell>
          <table:table-cell table:style-name="ce16"/>
          <table:table-cell table:number-columns-repeated="8"/>
          <table:table-cell office:value-type="string" calcext:value-type="string">
            <text:p>[3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" table:formula="of:=[.AA6]+[.AB6]+[.AC6]+[.AD6]+[.AE6]+[.AF6]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2.875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/>
          <table:table-cell office:value-type="string" calcext:value-type="string">
            <text:p>[3]</text:p>
          </table:table-cell>
          <table:table-cell table:number-columns-repeated="15"/>
          <table:table-cell office:value-type="string" calcext:value-type="string">
            <text:p>2:0 [1]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style-name="ce18" table:formula="of:=[.AA7]+[.AB7]+[.AC7]+[.AD7]+[.AE7]+[.AF7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:2 [2]</text:p>
          </table:table-cell>
          <table:table-cell table:number-columns-repeated="4"/>
          <table:table-cell table:style-name="ce16"/>
          <table:table-cell/>
          <table:table-cell office:value-type="string" calcext:value-type="string">
            <text:p>2:0 [1]</text:p>
          </table:table-cell>
          <table:table-cell table:number-columns-repeated="6"/>
          <table:table-cell office:value-type="string" calcext:value-type="string">
            <text:p>[3]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8]+[.AB8]+[.AC8]+[.AD8]+[.AE8]+[.AF8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22222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[3]</text:p>
          </table:table-cell>
          <table:table-cell/>
          <table:table-cell table:style-name="ce16"/>
          <table:table-cell table:number-columns-repeated="12"/>
          <table:table-cell office:value-type="string" calcext:value-type="string">
            <text:p>2:0 [1]</text:p>
          </table:table-cell>
          <table:table-cell office:value-type="string" calcext:value-type="string">
            <text:p>2:0 [2]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style-name="ce18" table:formula="of:=[.AA9]+[.AB9]+[.AC9]+[.AD9]+[.AE9]+[.AF9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4.75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дзета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16"/>
          <table:table-cell/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[3]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10]+[.AB10]+[.AC10]+[.AD10]+[.AE10]+[.AF10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33333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лямбд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2 [2]</text:p>
          </table:table-cell>
          <table:table-cell table:number-columns-repeated="2"/>
          <table:table-cell office:value-type="string" calcext:value-type="string">
            <text:p>[3]</text:p>
          </table:table-cell>
          <table:table-cell table:number-columns-repeated="5"/>
          <table:table-cell table:style-name="ce16"/>
          <table:table-cell table:number-columns-repeated="2"/>
          <table:table-cell office:value-type="string" calcext:value-type="string">
            <text:p>2:0 [1]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11]+[.AB11]+[.AC11]+[.AD11]+[.AE11]+[.AF11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1.875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мю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0:2 [2]</text:p>
          </table:table-cell>
          <table:table-cell/>
          <table:table-cell table:style-name="ce16"/>
          <table:table-cell table:number-columns-repeated="7"/>
          <table:table-cell office:value-type="string" calcext:value-type="string">
            <text:p>[3]</text:p>
          </table:table-cell>
          <table:table-cell table:number-columns-repeated="3"/>
          <table:table-cell office:value-type="string" calcext:value-type="string">
            <text:p>0:2 [1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8" table:formula="of:=[.AA12]+[.AB12]+[.AC12]+[.AD12]+[.AE12]+[.AF12]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.66666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ню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style-name="ce16"/>
          <table:table-cell office:value-type="string" calcext:value-type="string">
            <text:p>[3]</text:p>
          </table:table-cell>
          <table:table-cell office:value-type="string" calcext:value-type="string">
            <text:p>2:0 [1]</text:p>
          </table:table-cell>
          <table:table-cell office:value-type="string" calcext:value-type="string">
            <text:p>0:2 [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13]+[.AB13]+[.AC13]+[.AD13]+[.AE13]+[.AF13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кси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[3]</text:p>
          </table:table-cell>
          <table:table-cell table:style-name="ce16"/>
          <table:table-cell office:value-type="string" calcext:value-type="string">
            <text:p>2:0 [2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14]+[.AB14]+[.AC14]+[.AD14]+[.AE14]+[.AF14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2.33333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омикрон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[3]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 office:value-type="string" calcext:value-type="string">
            <text:p>0:2 [2]</text:p>
          </table:table-cell>
          <table:table-cell table:style-name="ce1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" table:formula="of:=[.AA15]+[.AB15]+[.AC15]+[.AD15]+[.AE15]+[.AF15]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пи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3]</text:p>
          </table:table-cell>
          <table:table-cell table:number-columns-repeated="2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18" table:formula="of:=[.AA16]+[.AB16]+[.AC16]+[.AD16]+[.AE16]+[.AF16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1.857143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ро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[3]</text:p>
          </table:table-cell>
          <table:table-cell table:number-columns-repeated="8"/>
          <table:table-cell table:style-name="ce16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17]+[.AB17]+[.AC17]+[.AD17]+[.AE17]+[.AF17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псилон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[3]</text:p>
          </table:table-cell>
          <table:table-cell table:number-columns-repeated="6"/>
          <table:table-cell office:value-type="string" calcext:value-type="string">
            <text:p>2:0 [1]</text:p>
          </table:table-cell>
          <table:table-cell table:style-name="ce16"/>
          <table:table-cell office:value-type="string" calcext:value-type="string">
            <text:p>0:2 [2]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18]+[.AB18]+[.AC18]+[.AD18]+[.AE18]+[.AF18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1.55555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office:value-type="string" calcext:value-type="string">
            <text:p>2:0 [2]</text:p>
          </table:table-cell>
          <table:table-cell table:style-name="ce16"/>
          <table:table-cell office:value-type="string" calcext:value-type="string">
            <text:p>2:0 [1]</text:p>
          </table:table-cell>
          <table:table-cell/>
          <table:table-cell office:value-type="string" calcext:value-type="string">
            <text:p>[3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18" table:formula="of:=[.AA19]+[.AB19]+[.AC19]+[.AD19]+[.AE19]+[.AF19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33333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сигма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[3]</text:p>
          </table:table-cell>
          <table:table-cell table:number-columns-repeated="4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0:2 [1]</text:p>
          </table:table-cell>
          <table:table-cell table:style-name="ce16"/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8" table:formula="of:=[.AA20]+[.AB20]+[.AC20]+[.AD20]+[.AE20]+[.AF20]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1.33333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тау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16"/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[3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8" table:formula="of:=[.AA21]+[.AB21]+[.AC21]+[.AD21]+[.AE21]+[.AF21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3.125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фи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0:2 [1]</text:p>
          </table:table-cell>
          <table:table-cell table:number-columns-repeated="9"/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2:0 [2]</text:p>
          </table:table-cell>
          <table:table-cell table:style-name="ce16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22]+[.AB22]+[.AC22]+[.AD22]+[.AE22]+[.AF22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4.857143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х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0:2 [2]</text:p>
          </table:table-cell>
          <table:table-cell table:number-columns-repeated="13"/>
          <table:table-cell table:style-name="ce16"/>
          <table:table-cell/>
          <table:table-cell office:value-type="string" calcext:value-type="string">
            <text:p>[3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23]+[.AB23]+[.AC23]+[.AD23]+[.AE23]+[.AF23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3.875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пси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8"/>
          <table:table-cell office:value-type="string" calcext:value-type="string">
            <text:p>[3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table:formula="of:=[.AA24]+[.AB24]+[.AC24]+[.AD24]+[.AE24]+[.AF24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88888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омега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15"/>
          <table:table-cell office:value-type="string" calcext:value-type="string">
            <text:p>[3]</text:p>
          </table:table-cell>
          <table:table-cell office:value-type="string" calcext:value-type="string">
            <text:p>2:0 [2]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8" table:formula="of:=[.AA25]+[.AB25]+[.AC25]+[.AD25]+[.AE25]+[.AF25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5.125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bombardier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ombardi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судь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Дюн Маргари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опович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Александр Тимошков, Тоня Шарковск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Берсенев Степ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юсина Свет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улютина Анастас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Телег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Казари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ы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Грошева Вар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Степа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Рогожк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Постн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Коляд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Иванова Екатер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рк Прокушкин, Вика Луковская, Саша Тимошко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Дюбано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Сигов Л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регубович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рабек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48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table.A1:table.AQ2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5" number:min-decimal-places="5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 style:data-style-name="N2" text:time-value="23:51:49.506460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7-24T00:00:32.239021118</dc:date>
    <meta:editing-duration>P1DT4H15M3S</meta:editing-duration>
    <meta:editing-cycles>68</meta:editing-cycles>
    <meta:generator>LibreOffice/7.5.4.2$Linux_X86_64 LibreOffice_project/50$Build-2</meta:generator>
    <meta:document-statistic meta:table-count="3" meta:cell-count="877" meta:object-count="0"/>
  </office:meta>
</office:document-meta>
</file>